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i" fo:country="FI"/>
    </style:style>
    <style:style style:name="P2" style:family="paragraph" style:parent-style-name="Standard">
      <style:text-properties fo:language="fi" fo:country="FI" fo:font-weight="bold" style:font-weight-asian="bold" style:font-weight-complex="bold"/>
    </style:style>
    <style:style style:name="P3" style:family="paragraph" style:parent-style-name="Standard">
      <style:text-properties fo:language="fi" fo:country="FI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he:</text:span> Pasianssi</text:p>
      <text:p text:style-name="P1"/>
      <text:p text:style-name="P1">Toteutetaan yksinkertainen versio perinteisesta klondike -pasianssista graaffisella käyttöjärjestelmällä.</text:p>
      <text:p text:style-name="P1">Peli käsittää kaksiosaisen käsipakan (nurin ja oikein päin käännetyille korteille), seitsemän korttipaikkaa ja neljä ”avainpaikkaa”, johon kortteja on tarkoitus kasata maa- ja numerojärjestyksessä.</text:p>
      <text:p text:style-name="P1"/>
      <text:p text:style-name="P1"/>
      <text:p text:style-name="P1"><text:span text:style-name="T1">Käyttäjät:</text:span> Pelaaja</text:p>
      <text:p text:style-name="P1"/>
      <text:p text:style-name="P2">Toiminnot:</text:p>
      <text:p text:style-name="P1"/>
      <text:p text:style-name="P2"><text:tab/>Uusi peli</text:p>
      <text:p text:style-name="P2"><text:tab/>-<text:span text:style-name="T2">Alustaa uuden pelin</text:span></text:p>
      <text:p text:style-name="P3"/>
      <text:p text:style-name="P2"><text:tab/>Nosta käsipakasta</text:p>
      <text:p text:style-name="P2"><text:tab/>-<text:span text:style-name="T2">Nostaa nurinpäin käännetystä käsipakasta kolme korttia avoimeen käsipakkaan</text:span></text:p>
      <text:p text:style-name="P3"><text:tab/></text:p>
      <text:p text:style-name="P2"><text:span text:style-name="T2"><text:tab/></text:span>Siirrä käsipakasta</text:p>
      <text:p text:style-name="P2"><text:tab/>-<text:span text:style-name="T2">Siirtää yhden kortin avoimesta käsipakasta johonkin korttipaikkaan/avainpaikkaan</text:span></text:p>
      <text:p text:style-name="P3"><text:tab/><text:tab/>-Onnistuu, jos siirto laillinen</text:p>
      <text:p text:style-name="P3"/>
      <text:p text:style-name="P2"><text:tab/>Siirrä korttipaikasta avainpaikkaan</text:p>
      <text:p text:style-name="P2"><text:tab/>-<text:span text:style-name="T2">Siirtää yhden kortin korttipaikasta avainpaikkaan</text:span></text:p>
      <text:p text:style-name="P3"><text:tab/><text:tab/>-Onnistuu, jos siirto laillinen</text:p>
      <text:p text:style-name="P3"/>
      <text:p text:style-name="P2"><text:tab/>Siirrä korttipaikasta toiseen</text:p>
      <text:p text:style-name="P2"><text:tab/>-<text:span text:style-name="T2">Siirtää yhden tai useamman päälekkäisen kortin korttipaikasta toiseen korttipaikkaan</text:span></text:p>
      <text:p text:style-name="P3"><text:tab/><text:tab/>-Onnistuu, jos siirto laillin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6:30:02</meta:creation-date>
    <dc:date>2012-03-21T16:57:39</dc:date>
    <meta:editing-duration>PT17M54S</meta:editing-duration>
    <meta:editing-cycles>6</meta:editing-cycles>
    <meta:generator>LibreOffice/3.4$Linux LibreOffice_project/340m1$Build-12</meta:generator>
    <meta:document-statistic meta:table-count="0" meta:image-count="0" meta:object-count="0" meta:page-count="1" meta:paragraph-count="0" meta:word-count="93" meta:character-count="875" meta:non-whitespace-character-count="858"/>
  </office:meta>
</office:document-meta>
</file>